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8312" calcext:value-type="float">
            <text:p>45.1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3808" calcext:value-type="float">
            <text:p>44.1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6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